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6"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7"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8"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9"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0"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1"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2"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3"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4"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5"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0" style:family="paragraph" style:parent-style-name="Text_20_body">
      <style:text-properties officeooo:paragraph-rsid="00720cc9"/>
    </style:style>
    <style:style style:name="P211" style:family="paragraph" style:parent-style-name="Text_20_body">
      <style:text-properties officeooo:paragraph-rsid="007f515f"/>
    </style:style>
    <style:style style:name="P212" style:family="paragraph" style:parent-style-name="Text_20_body">
      <style:text-properties officeooo:paragraph-rsid="00a79dbf"/>
    </style:style>
    <style:style style:name="P213" style:family="paragraph" style:parent-style-name="Text_20_body">
      <style:text-properties fo:font-size="8pt" style:font-size-asian="8pt" style:font-size-complex="8pt"/>
    </style:style>
    <style:style style:name="P214" style:family="paragraph" style:parent-style-name="Text_20_body">
      <style:text-properties officeooo:paragraph-rsid="00ab8a74"/>
    </style:style>
    <style:style style:name="P215" style:family="paragraph" style:parent-style-name="Text_20_body">
      <style:text-properties officeooo:paragraph-rsid="00ad6674"/>
    </style:style>
    <style:style style:name="P216" style:family="paragraph" style:parent-style-name="Text_20_body">
      <style:text-properties officeooo:paragraph-rsid="00ae0298"/>
    </style:style>
    <style:style style:name="P217" style:family="paragraph" style:parent-style-name="Text_20_body">
      <style:text-properties officeooo:paragraph-rsid="011caea6"/>
    </style:style>
    <style:style style:name="P218" style:family="paragraph" style:parent-style-name="Text_20_body">
      <style:text-properties officeooo:paragraph-rsid="0152d479"/>
    </style:style>
    <style:style style:name="P219" style:family="paragraph" style:parent-style-name="Text_20_body">
      <style:text-properties officeooo:paragraph-rsid="015c0bc0"/>
    </style:style>
    <style:style style:name="P220" style:family="paragraph" style:parent-style-name="Text_20_body">
      <style:text-properties officeooo:rsid="015c0bc0" officeooo:paragraph-rsid="015c0bc0"/>
    </style:style>
    <style:style style:name="P221" style:family="paragraph" style:parent-style-name="Text_20_body">
      <style:text-properties officeooo:paragraph-rsid="015e99ba"/>
    </style:style>
    <style:style style:name="P222" style:family="paragraph" style:parent-style-name="Text_20_body">
      <style:text-properties officeooo:paragraph-rsid="016a0151"/>
    </style:style>
    <style:style style:name="P223" style:family="paragraph" style:parent-style-name="Standard">
      <style:text-properties officeooo:paragraph-rsid="00ae0298"/>
    </style:style>
    <style:style style:name="P224"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62532d" style:font-size-asian="11pt" style:font-style-asian="normal" style:font-size-complex="11pt" style:font-style-complex="normal"/>
    </style:style>
    <style:style style:name="T43" style:family="text">
      <style:text-properties fo:font-size="11pt" fo:font-style="normal" officeooo:rsid="0062e44a" style:font-size-asian="11pt" style:font-style-asian="normal" style:font-size-complex="11pt" style:font-style-complex="normal"/>
    </style:style>
    <style:style style:name="T44" style:family="text">
      <style:text-properties fo:font-size="11pt" fo:font-style="normal" officeooo:rsid="0062ff6e" style:font-size-asian="11pt" style:font-style-asian="normal" style:font-size-complex="11pt" style:font-style-complex="normal"/>
    </style:style>
    <style:style style:name="T45" style:family="text">
      <style:text-properties fo:font-size="11pt" fo:font-style="normal" officeooo:rsid="0063c3be" style:font-size-asian="11pt" style:font-style-asian="normal" style:font-size-complex="11pt" style:font-style-complex="normal"/>
    </style:style>
    <style:style style:name="T46" style:family="text">
      <style:text-properties fo:font-size="11pt" fo:font-style="normal" officeooo:rsid="0065532f" style:font-size-asian="11pt" style:font-style-asian="normal" style:font-size-complex="11pt" style:font-style-complex="normal"/>
    </style:style>
    <style:style style:name="T47" style:family="text">
      <style:text-properties fo:font-size="11pt" fo:font-style="normal" officeooo:rsid="006652e9" style:font-size-asian="11pt" style:font-style-asian="normal" style:font-size-complex="11pt" style:font-style-complex="normal"/>
    </style:style>
    <style:style style:name="T48" style:family="text">
      <style:text-properties fo:font-size="11pt" fo:font-style="normal" officeooo:rsid="00138816" style:font-size-asian="11pt" style:font-style-asian="normal" style:font-size-complex="11pt" style:font-style-complex="normal"/>
    </style:style>
    <style:style style:name="T49" style:family="text">
      <style:text-properties fo:font-size="11pt" fo:font-style="normal" officeooo:rsid="00682ad8" style:font-size-asian="11pt" style:font-style-asian="normal" style:font-size-complex="11pt" style:font-style-complex="normal"/>
    </style:style>
    <style:style style:name="T50" style:family="text">
      <style:text-properties fo:font-size="11pt" fo:font-style="normal" officeooo:rsid="0069c148" style:font-size-asian="11pt" style:font-style-asian="normal" style:font-size-complex="11pt" style:font-style-complex="normal"/>
    </style:style>
    <style:style style:name="T51" style:family="text">
      <style:text-properties fo:font-size="11pt" fo:font-style="normal" officeooo:rsid="006b2089" style:font-size-asian="11pt" style:font-style-asian="normal" style:font-size-complex="11pt" style:font-style-complex="normal"/>
    </style:style>
    <style:style style:name="T52" style:family="text">
      <style:text-properties fo:font-size="11pt" fo:font-style="normal" officeooo:rsid="006c01be" style:font-size-asian="11pt" style:font-style-asian="normal" style:font-size-complex="11pt" style:font-style-complex="normal"/>
    </style:style>
    <style:style style:name="T53" style:family="text">
      <style:text-properties fo:font-size="11pt" fo:font-style="normal" officeooo:rsid="006dd134" style:font-size-asian="11pt" style:font-style-asian="normal" style:font-size-complex="11pt" style:font-style-complex="normal"/>
    </style:style>
    <style:style style:name="T54" style:family="text">
      <style:text-properties fo:font-size="11pt" fo:font-style="normal" officeooo:rsid="006e49de" style:font-size-asian="11pt" style:font-style-asian="normal" style:font-size-complex="11pt" style:font-style-complex="normal"/>
    </style:style>
    <style:style style:name="T55" style:family="text">
      <style:text-properties fo:font-size="11pt" fo:font-style="normal" officeooo:rsid="006f6a27" style:font-size-asian="11pt" style:font-style-asian="normal" style:font-size-complex="11pt" style:font-style-complex="normal"/>
    </style:style>
    <style:style style:name="T56" style:family="text">
      <style:text-properties fo:font-size="11pt" fo:font-style="normal" officeooo:rsid="0070ba2b" style:font-size-asian="11pt" style:font-style-asian="normal" style:font-size-complex="11pt" style:font-style-complex="normal"/>
    </style:style>
    <style:style style:name="T57" style:family="text">
      <style:text-properties fo:font-size="11pt" fo:font-style="normal" officeooo:rsid="0106bec4" style:font-size-asian="11pt" style:font-style-asian="normal" style:font-size-complex="11pt" style:font-style-complex="normal"/>
    </style:style>
    <style:style style:name="T58" style:family="text">
      <style:text-properties fo:font-size="11pt" fo:font-style="normal" officeooo:rsid="0107315f" style:font-size-asian="11pt" style:font-style-asian="normal" style:font-size-complex="11pt" style:font-style-complex="normal"/>
    </style:style>
    <style:style style:name="T59" style:family="text">
      <style:text-properties fo:font-size="11pt" fo:font-style="normal" officeooo:rsid="010820e9" style:font-size-asian="11pt" style:font-style-asian="normal" style:font-size-complex="11pt" style:font-style-complex="normal"/>
    </style:style>
    <style:style style:name="T60" style:family="text">
      <style:text-properties fo:font-size="11pt" fo:font-style="normal" officeooo:rsid="0108c129" style:font-size-asian="11pt" style:font-style-asian="normal" style:font-size-complex="11pt" style:font-style-complex="normal"/>
    </style:style>
    <style:style style:name="T61" style:family="text">
      <style:text-properties fo:font-size="11pt" fo:font-style="normal" officeooo:rsid="010c45a3" style:font-size-asian="11pt" style:font-style-asian="normal" style:font-size-complex="11pt" style:font-style-complex="normal"/>
    </style:style>
    <style:style style:name="T62" style:family="text">
      <style:text-properties fo:font-size="11pt" fo:font-style="normal" officeooo:rsid="0110e363" style:font-size-asian="11pt" style:font-style-asian="normal" style:font-size-complex="11pt" style:font-style-complex="normal"/>
    </style:style>
    <style:style style:name="T63" style:family="text">
      <style:text-properties fo:font-size="11pt" fo:font-style="normal" officeooo:rsid="011194fe" style:font-size-asian="11pt" style:font-style-asian="normal" style:font-size-complex="11pt" style:font-style-complex="normal"/>
    </style:style>
    <style:style style:name="T64" style:family="text">
      <style:text-properties fo:font-size="11pt" fo:font-style="normal" officeooo:rsid="011355b7" style:font-size-asian="11pt" style:font-style-asian="normal" style:font-size-complex="11pt" style:font-style-complex="normal"/>
    </style:style>
    <style:style style:name="T65" style:family="text">
      <style:text-properties fo:font-size="11pt" fo:font-style="normal" officeooo:rsid="0113993e" style:font-size-asian="11pt" style:font-style-asian="normal" style:font-size-complex="11pt" style:font-style-complex="normal"/>
    </style:style>
    <style:style style:name="T66" style:family="text">
      <style:text-properties fo:font-size="11pt" fo:font-style="normal" officeooo:rsid="0113b69f" style:font-size-asian="11pt" style:font-style-asian="normal" style:font-size-complex="11pt" style:font-style-complex="normal"/>
    </style:style>
    <style:style style:name="T67" style:family="text">
      <style:text-properties fo:font-size="11pt" fo:font-style="normal" officeooo:rsid="0115966d" style:font-size-asian="11pt" style:font-style-asian="normal" style:font-size-complex="11pt" style:font-style-complex="normal"/>
    </style:style>
    <style:style style:name="T68" style:family="text">
      <style:text-properties fo:font-size="11pt" fo:font-style="normal" officeooo:rsid="0115c135" style:font-size-asian="11pt" style:font-style-asian="normal" style:font-size-complex="11pt" style:font-style-complex="normal"/>
    </style:style>
    <style:style style:name="T69" style:family="text">
      <style:text-properties fo:font-size="11pt" fo:font-style="normal" officeooo:rsid="0115e47f" style:font-size-asian="11pt" style:font-style-asian="normal" style:font-size-complex="11pt" style:font-style-complex="normal"/>
    </style:style>
    <style:style style:name="T70" style:family="text">
      <style:text-properties fo:font-size="11pt" fo:font-style="normal" officeooo:rsid="01164b03" style:font-size-asian="11pt" style:font-style-asian="normal" style:font-size-complex="11pt" style:font-style-complex="normal"/>
    </style:style>
    <style:style style:name="T71" style:family="text">
      <style:text-properties fo:font-size="11pt" fo:font-style="normal" officeooo:rsid="0118c5ee" style:font-size-asian="11pt" style:font-style-asian="normal" style:font-size-complex="11pt" style:font-style-complex="normal"/>
    </style:style>
    <style:style style:name="T72" style:family="text">
      <style:text-properties fo:font-size="11pt" fo:font-style="normal" officeooo:rsid="0119e076" style:font-size-asian="11pt" style:font-style-asian="normal" style:font-size-complex="11pt" style:font-style-complex="normal"/>
    </style:style>
    <style:style style:name="T73" style:family="text">
      <style:text-properties fo:font-size="11pt" fo:font-style="normal" officeooo:rsid="011e8e5d" style:font-size-asian="11pt" style:font-style-asian="normal" style:font-size-complex="11pt" style:font-style-complex="normal"/>
    </style:style>
    <style:style style:name="T74" style:family="text">
      <style:text-properties fo:font-size="11pt" fo:font-style="normal" officeooo:rsid="01222c69" style:font-size-asian="11pt" style:font-style-asian="normal" style:font-size-complex="11pt" style:font-style-complex="normal"/>
    </style:style>
    <style:style style:name="T75" style:family="text">
      <style:text-properties fo:font-size="11pt" fo:font-style="normal" officeooo:rsid="012356f9" style:font-size-asian="11pt" style:font-style-asian="normal" style:font-size-complex="11pt" style:font-style-complex="normal"/>
    </style:style>
    <style:style style:name="T76" style:family="text">
      <style:text-properties fo:font-size="11pt" fo:font-style="normal" officeooo:rsid="01238956" style:font-size-asian="11pt" style:font-style-asian="normal" style:font-size-complex="11pt" style:font-style-complex="normal"/>
    </style:style>
    <style:style style:name="T77" style:family="text">
      <style:text-properties fo:font-size="11pt" fo:font-style="normal" officeooo:rsid="01245cc9" style:font-size-asian="11pt" style:font-style-asian="normal" style:font-size-complex="11pt" style:font-style-complex="normal"/>
    </style:style>
    <style:style style:name="T78" style:family="text">
      <style:text-properties fo:font-size="11pt" fo:font-style="normal" officeooo:rsid="01254b7f" style:font-size-asian="11pt" style:font-style-asian="normal" style:font-size-complex="11pt" style:font-style-complex="normal"/>
    </style:style>
    <style:style style:name="T79" style:family="text">
      <style:text-properties fo:font-size="11pt" fo:font-style="normal" officeooo:rsid="0125c36f" style:font-size-asian="11pt" style:font-style-asian="normal" style:font-size-complex="11pt" style:font-style-complex="normal"/>
    </style:style>
    <style:style style:name="T80" style:family="text">
      <style:text-properties fo:font-size="11pt" fo:font-style="normal" officeooo:rsid="0125ed20" style:font-size-asian="11pt" style:font-style-asian="normal" style:font-size-complex="11pt" style:font-style-complex="normal"/>
    </style:style>
    <style:style style:name="T81" style:family="text">
      <style:text-properties fo:font-size="11pt" fo:font-style="normal" officeooo:rsid="012764f9" style:font-size-asian="11pt" style:font-style-asian="normal" style:font-size-complex="11pt" style:font-style-complex="normal"/>
    </style:style>
    <style:style style:name="T82" style:family="text">
      <style:text-properties fo:font-size="11pt" fo:font-style="normal" officeooo:rsid="0127ebf4" style:font-size-asian="11pt" style:font-style-asian="normal" style:font-size-complex="11pt" style:font-style-complex="normal"/>
    </style:style>
    <style:style style:name="T83" style:family="text">
      <style:text-properties fo:font-size="11pt" fo:font-style="normal" officeooo:rsid="012904f0" style:font-size-asian="11pt" style:font-style-asian="normal" style:font-size-complex="11pt" style:font-style-complex="normal"/>
    </style:style>
    <style:style style:name="T84" style:family="text">
      <style:text-properties fo:font-size="11pt" fo:font-style="normal" officeooo:rsid="01541655" style:font-size-asian="11pt" style:font-style-asian="normal" style:font-size-complex="11pt" style:font-style-complex="normal"/>
    </style:style>
    <style:style style:name="T85" style:family="text">
      <style:text-properties fo:font-size="11pt" fo:font-style="normal" officeooo:rsid="015ab979" style:font-size-asian="11pt" style:font-style-asian="normal" style:font-size-complex="11pt" style:font-style-complex="normal"/>
    </style:style>
    <style:style style:name="T86" style:family="text">
      <style:text-properties fo:font-size="11pt" fo:font-style="normal" officeooo:rsid="01e0056e" style:font-size-asian="11pt" style:font-style-asian="normal" style:font-size-complex="11pt" style:font-style-complex="normal"/>
    </style:style>
    <style:style style:name="T87" style:family="text">
      <style:text-properties fo:font-size="11pt" fo:font-style="normal" officeooo:rsid="01e19c94" style:font-size-asian="11pt" style:font-style-asian="normal" style:font-size-complex="11pt" style:font-style-complex="normal"/>
    </style:style>
    <style:style style:name="T88" style:family="text">
      <style:text-properties fo:font-size="11pt" fo:font-style="normal" officeooo:rsid="01e36c93" style:font-size-asian="11pt" style:font-style-asian="normal" style:font-size-complex="11pt" style:font-style-complex="normal"/>
    </style:style>
    <style:style style:name="T89" style:family="text">
      <style:text-properties fo:font-size="11pt" fo:font-style="normal" officeooo:rsid="01e40982" style:font-size-asian="11pt" style:font-style-asian="normal" style:font-size-complex="11pt" style:font-style-complex="normal"/>
    </style:style>
    <style:style style:name="T90" style:family="text">
      <style:text-properties fo:font-size="11pt" fo:font-style="normal" officeooo:rsid="01e5a0a6" style:font-size-asian="11pt" style:font-style-asian="normal" style:font-size-complex="11pt" style:font-style-complex="normal"/>
    </style:style>
    <style:style style:name="T91" style:family="text">
      <style:text-properties fo:font-size="11pt" fo:font-style="normal" officeooo:rsid="01e68f57" style:font-size-asian="11pt" style:font-style-asian="normal" style:font-size-complex="11pt" style:font-style-complex="normal"/>
    </style:style>
    <style:style style:name="T92" style:family="text">
      <style:text-properties fo:font-size="11pt" fo:font-style="normal" officeooo:rsid="01e768d0" style:font-size-asian="11pt" style:font-style-asian="normal" style:font-size-complex="11pt" style:font-style-complex="normal"/>
    </style:style>
    <style:style style:name="T93" style:family="text">
      <style:text-properties fo:font-size="11pt" fo:font-style="normal" officeooo:rsid="01e94edb" style:font-size-asian="11pt" style:font-style-asian="normal" style:font-size-complex="11pt" style:font-style-complex="normal"/>
    </style:style>
    <style:style style:name="T94" style:family="text">
      <style:text-properties fo:font-size="11pt" fo:font-style="normal" officeooo:rsid="01eb3f38" style:font-size-asian="11pt" style:font-style-asian="normal" style:font-size-complex="11pt" style:font-style-complex="normal"/>
    </style:style>
    <style:style style:name="T95" style:family="text">
      <style:text-properties fo:font-size="11pt" fo:font-style="normal" officeooo:rsid="01eb3f38" style:font-size-asian="11pt" style:font-style-asian="normal" style:font-name-complex="Lohit Devanagari1" style:font-size-complex="11pt" style:font-style-complex="normal"/>
    </style:style>
    <style:style style:name="T96"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97" style:family="text">
      <style:text-properties fo:font-size="11pt" fo:font-style="normal" style:text-underline-style="solid" style:text-underline-width="auto" style:text-underline-color="font-color" officeooo:rsid="01ed8719" style:font-size-asian="11pt" style:font-style-asian="normal" style:font-size-complex="11pt" style:font-style-complex="normal"/>
    </style:style>
    <style:style style:name="T98"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99" style:family="text">
      <style:text-properties fo:font-size="11pt" fo:font-style="normal" style:text-underline-style="solid" style:text-underline-width="auto" style:text-underline-color="font-color" officeooo:rsid="01eb3f38" style:font-size-asian="11pt" style:font-style-asian="normal" style:font-name-complex="Lohit Devanagari1" style:font-size-complex="11pt" style:font-style-complex="normal"/>
    </style:style>
    <style:style style:name="T100"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01"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02" style:family="text">
      <style:text-properties fo:font-size="11pt" fo:font-style="normal" style:text-underline-style="none" style:font-size-asian="11pt" style:font-style-asian="normal" style:font-size-complex="11pt" style:font-style-complex="normal"/>
    </style:style>
    <style:style style:name="T103" style:family="text">
      <style:text-properties fo:font-size="11pt" fo:font-style="normal" style:text-underline-style="none" officeooo:rsid="01d25fe6" style:font-size-asian="11pt" style:font-style-asian="normal" style:font-size-complex="11pt" style:font-style-complex="normal"/>
    </style:style>
    <style:style style:name="T104" style:family="text">
      <style:text-properties fo:font-size="11pt" fo:font-style="normal" style:text-underline-style="none" officeooo:rsid="01d28e94" style:font-size-asian="11pt" style:font-style-asian="normal" style:font-size-complex="11pt" style:font-style-complex="normal"/>
    </style:style>
    <style:style style:name="T105"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07"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09" style:family="text">
      <style:text-properties fo:font-size="11pt" fo:font-style="normal" style:text-underline-style="none" fo:font-weight="normal" officeooo:rsid="01c9457c" style:font-size-asian="9.60000038146973pt" style:font-style-asian="normal" style:font-weight-asian="normal" style:font-size-complex="11pt" style:font-style-complex="normal" style:font-weight-complex="normal"/>
    </style:style>
    <style:style style:name="T110"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11"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12" style:family="text">
      <style:text-properties fo:font-size="11pt" style:text-underline-style="solid" style:text-underline-width="auto" style:text-underline-color="font-color" officeooo:rsid="00532e26" style:font-size-asian="11pt" style:font-size-complex="11pt"/>
    </style:style>
    <style:style style:name="T113" style:family="text">
      <style:text-properties fo:font-size="11pt" fo:font-style="italic" officeooo:rsid="0115e47f" style:font-size-asian="11pt" style:font-style-asian="italic" style:font-size-complex="11pt" style:font-style-complex="italic"/>
    </style:style>
    <style:style style:name="T114" style:family="text">
      <style:text-properties fo:font-size="11pt" fo:font-style="italic" officeooo:rsid="012065cf" style:font-size-asian="11pt" style:font-style-asian="italic" style:font-size-complex="11pt" style:font-style-complex="italic"/>
    </style:style>
    <style:style style:name="T115" style:family="text">
      <style:text-properties fo:font-size="11pt" fo:font-style="italic" officeooo:rsid="0118c5ee" style:font-size-asian="11pt" style:font-style-asian="italic" style:font-size-complex="11pt" style:font-style-complex="italic"/>
    </style:style>
    <style:style style:name="T116" style:family="text">
      <style:text-properties fo:font-size="11pt" fo:font-style="italic" officeooo:rsid="012356f9" style:font-size-asian="11pt" style:font-style-asian="italic" style:font-size-complex="11pt" style:font-style-complex="italic"/>
    </style:style>
    <style:style style:name="T117" style:family="text">
      <style:text-properties fo:font-size="11pt" fo:font-style="italic" officeooo:rsid="011e8e5d" style:font-size-asian="11pt" style:font-style-asian="italic" style:font-size-complex="11pt" style:font-style-complex="italic"/>
    </style:style>
    <style:style style:name="T118" style:family="text">
      <style:text-properties fo:font-size="11pt" fo:font-style="italic" officeooo:rsid="01541655" style:font-size-asian="11pt" style:font-style-asian="italic" style:font-size-complex="11pt" style:font-style-complex="italic"/>
    </style:style>
    <style:style style:name="T119" style:family="text">
      <style:text-properties fo:font-size="11pt" fo:font-style="italic" officeooo:rsid="015ab979" style:font-size-asian="11pt" style:font-style-asian="italic" style:font-size-complex="11pt" style:font-style-complex="italic"/>
    </style:style>
    <style:style style:name="T120" style:family="text">
      <style:text-properties fo:font-size="11pt" fo:font-style="italic" officeooo:rsid="01689261" style:font-size-asian="11pt" style:font-style-asian="italic" style:font-size-complex="11pt" style:font-style-complex="italic"/>
    </style:style>
    <style:style style:name="T121" style:family="text">
      <style:text-properties fo:font-size="11pt" fo:font-style="italic" style:text-underline-style="none" fo:font-weight="normal" officeooo:rsid="01c9170b" style:font-size-asian="9.60000038146973pt" style:font-style-asian="italic" style:font-weight-asian="normal" style:font-size-complex="11pt" style:font-style-complex="italic" style:font-weight-complex="normal"/>
    </style:style>
    <style:style style:name="T12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23" style:family="text">
      <style:text-properties fo:font-size="11pt" fo:font-style="italic" style:text-underline-style="none" officeooo:rsid="01d25fe6" style:font-size-asian="11pt" style:font-style-asian="italic" style:font-size-complex="11pt" style:font-style-complex="italic"/>
    </style:style>
    <style:style style:name="T124" style:family="text">
      <style:text-properties officeooo:rsid="000cb36b"/>
    </style:style>
    <style:style style:name="T125"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6"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27"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28"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29"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30"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31"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3" style:family="text">
      <style:text-properties fo:font-size="16pt" fo:font-weight="bold" style:font-size-asian="16pt" style:font-weight-asian="bold" style:font-size-complex="16pt" style:font-weight-complex="bold"/>
    </style:style>
    <style:style style:name="T134" style:family="text">
      <style:text-properties fo:font-size="16pt" fo:font-style="normal" fo:font-weight="bold" style:font-size-asian="16pt" style:font-style-asian="normal" style:font-weight-asian="bold" style:font-size-complex="16pt" style:font-style-complex="normal" style:font-weight-complex="bold"/>
    </style:style>
    <style:style style:name="T135"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36"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7" style:family="text">
      <style:text-properties officeooo:rsid="005ca31f"/>
    </style:style>
    <style:style style:name="T138" style:family="text">
      <style:text-properties officeooo:rsid="005d7f04"/>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01ed8719"/>
    </style:style>
    <style:style style:name="T141"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42"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43" style:family="text">
      <style:text-properties fo:font-variant="normal" fo:text-transform="none" fo:color="#212121" fo:letter-spacing="normal" fo:font-style="normal" fo:font-weight="normal"/>
    </style:style>
    <style:style style:name="T144" style:family="text">
      <style:text-properties fo:font-variant="normal" fo:text-transform="none" fo:color="#212121" fo:letter-spacing="normal" fo:font-style="italic" fo:font-weight="normal"/>
    </style:style>
    <style:style style:name="T145" style:family="text">
      <style:text-properties fo:font-variant="normal" fo:text-transform="none" fo:color="#000000" style:font-name="Liberation Serif" fo:font-size="11pt" fo:letter-spacing="normal" fo:font-style="normal" fo:font-weight="normal" style:font-size-asian="11pt" style:font-size-complex="11pt"/>
    </style:style>
    <style:style style:name="T146" style:family="text">
      <style:text-properties fo:font-size="8pt" officeooo:rsid="0084b17a" style:font-size-asian="8pt" style:font-size-complex="8pt"/>
    </style:style>
    <style:style style:name="T147" style:family="text">
      <style:text-properties fo:font-size="8pt" officeooo:rsid="00733e00" style:font-size-asian="8pt" style:font-size-complex="8pt"/>
    </style:style>
    <style:style style:name="T148" style:family="text">
      <style:text-properties fo:font-size="8pt" officeooo:rsid="00a45aaa" style:font-size-asian="8pt" style:font-size-complex="8pt"/>
    </style:style>
    <style:style style:name="T149" style:family="text">
      <style:text-properties fo:font-size="8pt" officeooo:rsid="00e59ea9" style:font-size-asian="8pt" style:font-size-complex="8pt"/>
    </style:style>
    <style:style style:name="T150" style:family="text">
      <style:text-properties fo:font-size="8pt" officeooo:rsid="00ee6d98" style:font-size-asian="8pt" style:font-size-complex="8pt"/>
    </style:style>
    <style:style style:name="T151" style:family="text">
      <style:text-properties fo:font-size="8pt" officeooo:rsid="01bbd1b2" style:font-size-asian="8pt" style:font-size-complex="8pt"/>
    </style:style>
    <style:style style:name="T152" style:family="text">
      <style:text-properties officeooo:rsid="0082e213"/>
    </style:style>
    <style:style style:name="T153" style:family="text">
      <style:text-properties officeooo:rsid="00a99cdb"/>
    </style:style>
    <style:style style:name="T154" style:family="text">
      <style:text-properties fo:font-size="18pt" officeooo:rsid="000618af" style:font-size-asian="18pt" style:font-size-complex="18pt"/>
    </style:style>
    <style:style style:name="T155" style:family="text">
      <style:text-properties officeooo:rsid="00c3e8b3"/>
    </style:style>
    <style:style style:name="T156" style:family="text">
      <style:text-properties officeooo:rsid="00c7c09c"/>
    </style:style>
    <style:style style:name="T157" style:family="text">
      <style:text-properties officeooo:rsid="00cb16eb"/>
    </style:style>
    <style:style style:name="T158" style:family="text">
      <style:text-properties officeooo:rsid="00d45eec"/>
    </style:style>
    <style:style style:name="T159" style:family="text">
      <style:text-properties officeooo:rsid="00d947e4"/>
    </style:style>
    <style:style style:name="T160" style:family="text">
      <style:text-properties officeooo:rsid="00e43e32"/>
    </style:style>
    <style:style style:name="T161" style:family="text">
      <style:text-properties officeooo:rsid="00e657a1"/>
    </style:style>
    <style:style style:name="T162" style:family="text">
      <style:text-properties fo:color="#212121" fo:letter-spacing="normal" fo:font-style="italic" fo:font-weight="normal"/>
    </style:style>
    <style:style style:name="T163" style:family="text">
      <style:text-properties officeooo:rsid="011194fe"/>
    </style:style>
    <style:style style:name="T164" style:family="text">
      <style:text-properties officeooo:rsid="0113993e"/>
    </style:style>
    <style:style style:name="T165" style:family="text">
      <style:text-properties officeooo:rsid="017bfa32"/>
    </style:style>
    <style:style style:name="T166" style:family="text">
      <style:text-properties officeooo:rsid="017c25c8"/>
    </style:style>
    <style:style style:name="T167" style:family="text">
      <style:text-properties officeooo:rsid="01978cdd"/>
    </style:style>
    <style:style style:name="T168" style:family="text">
      <style:text-properties officeooo:rsid="01c50a8d"/>
    </style:style>
    <style:style style:name="T169" style:family="text">
      <style:text-properties officeooo:rsid="01e68f57"/>
    </style:style>
    <style:style style:name="T170" style:family="text">
      <style:text-properties officeooo:rsid="01eb3f38"/>
    </style:style>
    <style:style style:name="T171" style:family="text">
      <style:text-properties officeooo:rsid="01ed871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54">Bioinformatics 1 – coursework 1</text:span><text:span text:style-name="T1"><text:line-break/></text:span><text:span text:style-name="T154">Report</text:span><text:span text:style-name="T1"><text:line-break/></text:span></text:p>
      <text:p text:style-name="P1"><text:span text:style-name="T133">Introduction (250 word limit) [</text:span><text:span text:style-name="Strong_20_Emphasis"><text:span text:style-name="T133">10 marks</text:span></text:span><text:span text:style-name="T133">]</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37">Vitamin C is considered an essential vitamin </text:span><text:span text:style-name="T138">for all life on Earth </text:span><text:span text:style-name="T137">as without it we cannot make collagen, our tissues lose integrity, bones become brittle, and our bodies basically fall apart. </text:span><text:span text:style-name="T138">N</text:span><text:span text:style-name="T137">early all animals on the planet make plenty of their own vitamin C and thus have no need for it in their diets. </text:span><text:span text:style-name="T138">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24"><text:line-break/></text:span></text:p>
      <text:p text:style-name="P218"><text:span text:style-name="T133">Materials &amp; Methods (500 word limit) [</text:span><text:span text:style-name="Strong_20_Emphasis"><text:span text:style-name="T133">15 marks</text:span></text:span><text:span text:style-name="T133">]</text:span></text:p>
      <text:p text:style-name="P219"><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18">mus musculus</text:span><text:span text:style-name="T84">, </text:span><text:span text:style-name="T85">and it’s homology to all the other species we are looking to compare with: </text:span><text:span text:style-name="T119">homo sapiens</text:span><text:span text:style-name="T85">,</text:span><text:span text:style-name="T119"> xenopus tropicalis</text:span><text:span text:style-name="T85">, </text:span><text:span text:style-name="T119">elephas maximus</text:span><text:span text:style-name="T85">, </text:span><text:span text:style-name="T119">cavia porcellus</text:span><text:span text:style-name="T85">, and </text:span><text:span text:style-name="T119">branchiostoma lanceolatum</text:span><text:span text:style-name="T118">.</text:span><text:span text:style-name="T84"> </text:span></text:p>
      <text:p text:style-name="P220"><text:span text:style-name="T84">T</text:span><text:span text:style-name="T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21"><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20">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22"><text:span text:style-name="T33">Next I decided to investigate what BLAST methods </text:span><text:span text:style-name="T35">and parameters</text:span><text:span text:style-name="T33"> should be most effective for researching homology between all these different species. </text:span><text:span text:style-name="T36">Blastn is q</text:span></text:p>
      <text:p text:style-name="P222"><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210"><text:span text:style-name="T133">Results (500 word limit per species) [</text:span><text:span text:style-name="Strong_20_Emphasis"><text:span text:style-name="T133">50 marks</text:span></text:span><text:span text:style-name="T133">]</text:span><text:span text:style-name="T2"><text:line-break/></text:span><text:span text:style-name="Emphasis"><text:span text:style-name="T2"><text:line-break/></text:span></text:span><text:span text:style-name="Emphasis"><text:span text:style-name="T126">Homo Sapiens: </text:span></text:span><text:span text:style-name="Emphasis"><text:span text:style-name="T127">humans </text:span></text:span><text:span text:style-name="Emphasis"><text:span text:style-name="T128">(does not have the functional gene)</text:span></text:span><text:span text:style-name="Emphasis"><text:span text:style-name="T112"><text:line-break/></text:span></text:span><text:span text:style-name="Emphasis"><text:span text:style-name="T103">Due to </text:span></text:span><text:span text:style-name="Emphasis"><text:span text:style-name="T123">homo sapiens</text:span></text:span><text:span text:style-name="Emphasis"><text:span text:style-name="T103">’ inability to synthesise their own vitamin C it is easy to assume that </text:span></text:span><text:span text:style-name="Emphasis"><text:span text:style-name="T123">homo sapiens</text:span></text:span><text:span text:style-name="Emphasis"><text:span text:style-name="T103"> lack a functioning GULO gene. However, I do believe we will still get some significant sequence matches in BLAST against the </text:span></text:span><text:span text:style-name="Emphasis"><text:span text:style-name="T123">mus musculus</text:span></text:span><text:span text:style-name="Emphasis"><text:span text:style-name="T103">’ GULO gene as remnants of this gene is still present in </text:span></text:span><text:span text:style-name="Emphasis"><text:span text:style-name="T123">homo sapiens</text:span></text:span><text:span text:style-name="Emphasis"><text:span text:style-name="T103"> </text:span></text:span><text:span text:style-name="Emphasis"><text:span text:style-name="T104">(rendering it a pseudogene)</text:span></text:span><text:span text:style-name="Emphasis"><text:span text:style-name="T123">.</text:span></text:span><text:span text:style-name="Emphasis"><text:span text:style-name="T112"><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5">Parameters</text:p>
          </table:table-cell>
          <table:covered-table-cell/>
          <table:covered-table-cell/>
          <table:covered-table-cell/>
          <table:table-cell table:style-name="human-blastn.A2" table:number-rows-spanned="2" office:value-type="string">
            <text:p text:style-name="P147"/>
            <text:p text:style-name="P145"># Hits</text:p>
          </table:table-cell>
          <table:table-cell table:style-name="human-blastn.F2" table:number-columns-spanned="7" office:value-type="string">
            <text:p text:style-name="P145">Best Hit<text:span text:style-name="T156">(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5">Input</text:p>
          </table:table-cell>
          <table:table-cell table:style-name="human-blastn.A3" office:value-type="string">
            <text:p text:style-name="P145">Database</text:p>
          </table:table-cell>
          <table:table-cell table:style-name="human-blastn.A3" office:value-type="string">
            <text:p text:style-name="P145">Expect Threshold</text:p>
          </table:table-cell>
          <table:table-cell table:style-name="human-blastn.A3" office:value-type="string">
            <text:p text:style-name="P145">Program Selection</text:p>
          </table:table-cell>
          <table:covered-table-cell/>
          <table:table-cell table:style-name="human-blastn.A3" office:value-type="string">
            <text:p text:style-name="P151">Max <text:span text:style-name="T157">Bit </text:span>Score</text:p>
          </table:table-cell>
          <table:table-cell table:style-name="human-blastn.A3" office:value-type="string">
            <text:p text:style-name="P151">Total <text:span text:style-name="T157">Bit</text:span> Score</text:p>
          </table:table-cell>
          <table:table-cell table:style-name="human-blastn.A3" office:value-type="string">
            <text:p text:style-name="P149">Query Cover<text:span text:style-name="T157">age</text:span> </text:p>
          </table:table-cell>
          <table:table-cell table:style-name="human-blastn.A3" office:value-type="string">
            <text:p text:style-name="P153"><text:span text:style-name="T166">Percentage </text:span>Identity</text:p>
          </table:table-cell>
          <table:table-cell table:style-name="human-blastn.A3" office:value-type="string">
            <text:p text:style-name="P149">E Value</text:p>
          </table:table-cell>
          <table:table-cell table:style-name="human-blastn.A3" office:value-type="string">
            <text:p text:style-name="P145">Sequence ID</text:p>
          </table:table-cell>
          <table:table-cell table:style-name="human-blastn.L3" office:value-type="string">
            <text:p text:style-name="P145">Description</text:p>
          </table:table-cell>
        </table:table-row>
        <table:table-row table:style-name="human-blastn.1">
          <table:table-cell table:style-name="human-blastn.A4" office:value-type="string">
            <text:p text:style-name="P37">seq</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cell table:style-name="human-blastn.L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5" table:number-rows-spanned="3" office:value-type="string">
            <text:p text:style-name="P37">0.05</text:p>
          </table:table-cell>
          <table:table-cell table:style-name="human-blastn.D5" table:number-rows-spanned="3" office:value-type="string">
            <text:p text:style-name="P37">Somewhat Similarity</text:p>
          </table:table-cell>
          <table:table-cell table:style-name="human-blastn.E5"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124">85.98%</text:p>
          </table:table-cell>
          <table:table-cell table:style-name="human-blastn.J5" office:value-type="string">
            <text:p text:style-name="P94">2e-44</text:p>
          </table:table-cell>
          <table:table-cell table:style-name="human-blastn.K5" office:value-type="string">
            <text:p text:style-name="P37">NG_001136.2</text:p>
          </table:table-cell>
          <table:table-cell table:style-name="human-blastn.L5" office:value-type="string">
            <text:p text:style-name="P37">GULO<text:span text:style-name="T155">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4">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124">85.98%</text:p>
          </table:table-cell>
          <table:table-cell table:style-name="human-blastn.J7" office:value-type="string">
            <text:p text:style-name="P96">2e-44</text:p>
          </table:table-cell>
          <table:table-cell table:style-name="human-blastn.K7" office:value-type="string">
            <text:p text:style-name="P96">D17461.1</text:p>
          </table:table-cell>
          <table:table-cell table:style-name="human-blastn.L7" office:value-type="string">
            <text:p text:style-name="P96">Homo sapiens GULO gene for L-gulono-gamma-lactone oxidase, exons 9, 10 and 12</text:p>
          </table:table-cell>
        </table:table-row>
      </table:table>
      <text:p text:style-name="Table"><text:span text:style-name="T98">Table 1.1</text:span><text:span text:style-name="T96">:</text:span><text:span text:style-name="T41">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Emphasis"><text:span text:style-name="T42"><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ext:soft-page-break/>
        <table:table-row table:style-name="Table1.1">
          <table:table-cell table:style-name="Table1.A1" table:number-columns-spanned="13" office:value-type="string">
            <text:p text:style-name="P205">BLAST<text:span text:style-name="T167">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51">Max <text:span text:style-name="T157">Bit </text:span>Score</text:p>
          </table:table-cell>
          <table:table-cell table:style-name="Table1.A3" office:value-type="string">
            <text:p text:style-name="P151">Total <text:span text:style-name="T157">Bit</text:span> Score</text:p>
          </table:table-cell>
          <table:table-cell table:style-name="Table1.A3" office:value-type="string">
            <text:p text:style-name="P149">Query Cover<text:span text:style-name="T157">age</text:span> </text:p>
          </table:table-cell>
          <table:table-cell table:style-name="Table1.A3" office:value-type="string">
            <text:p text:style-name="P154"><text:span text:style-name="T165">Percentage </text:span>Identity</text:p>
          </table:table-cell>
          <table:table-cell table:style-name="Table1.A3" office:value-type="string">
            <text:p text:style-name="P149">E Value</text:p>
          </table:table-cell>
          <table:table-cell table:style-name="Table1.A3" office:value-type="string">
            <text:p text:style-name="P145">Sequence ID</text:p>
          </table:table-cell>
          <table:table-cell table:style-name="Table1.M3" office:value-type="string">
            <text:p text:style-name="P145">Description</text:p>
          </table:table-cell>
        </table:table-row>
        <table:table-row table:style-name="Table1.4">
          <table:table-cell table:style-name="Table1.A4" office:value-type="string">
            <text:p text:style-name="P44">NP_848862.1</text:p>
          </table:table-cell>
          <table:table-cell table:style-name="Table1.B4" office:value-type="string">
            <text:p text:style-name="P51">nr</text:p>
          </table:table-cell>
          <table:table-cell table:style-name="Table1.C4" office:value-type="string">
            <text:p text:style-name="P51">0.05</text:p>
          </table:table-cell>
          <table:table-cell table:style-name="Table1.D4" office:value-type="string">
            <text:p text:style-name="P51">BLOSUM62</text:p>
          </table:table-cell>
          <table:table-cell table:style-name="Table1.E4" office:value-type="string">
            <text:p text:style-name="P51">Psi-blast</text:p>
          </table:table-cell>
          <table:table-cell table:style-name="Table1.F4" office:value-type="string">
            <text:p text:style-name="P51">4<text:span text:style-name="T159">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1">9e-11</text:p>
          </table:table-cell>
          <table:table-cell table:style-name="Table1.L4" office:value-type="string">
            <text:p text:style-name="P16"><text:span text:style-name="T141">NP_055577.1</text:span></text:p>
            <text:p text:style-name="P30"/>
          </table:table-cell>
          <table:table-cell table:style-name="Table1.M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B5" office:value-type="string">
            <text:p text:style-name="P56">nr</text:p>
          </table:table-cell>
          <table:table-cell table:style-name="Table1.C5" office:value-type="string">
            <text:p text:style-name="P56">0.05</text:p>
          </table:table-cell>
          <table:table-cell table:style-name="Table1.D5" office:value-type="string">
            <text:p text:style-name="P56">BLOSUM62</text:p>
          </table:table-cell>
          <table:table-cell table:style-name="Table1.E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6">6e-69</text:p>
          </table:table-cell>
          <table:table-cell table:style-name="Table1.L5" office:value-type="string">
            <text:p text:style-name="P16"><text:span text:style-name="T141">NP_919417.1</text:span></text:p>
          </table:table-cell>
          <table:table-cell table:style-name="Table1.M5" office:value-type="string">
            <text:p text:style-name="P56">Probable D-lactate dehydrogenase, mitochondrial isoform 2 precursor</text:p>
          </table:table-cell>
        </table:table-row>
      </table:table>
      <text:p text:style-name="Table"><text:span text:style-name="T96">Table </text:span><text:span text:style-name="T99">1.2</text:span><text:span text:style-name="T96">:</text:span><text:span text:style-name="T102"> </text:span><text:span text:style-name="T41">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text:s/>C) are proven to decrease your LDH levels [6].</text:span><text:span text:style-name="Emphasis"><text:span text:style-name="T4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51">Max <text:span text:style-name="T157">Bit </text:span>Score</text:p>
          </table:table-cell>
          <table:table-cell table:style-name="Table2.A3" office:value-type="string">
            <text:p text:style-name="P151">Total <text:span text:style-name="T157">Bit</text:span> Score</text:p>
          </table:table-cell>
          <table:table-cell table:style-name="Table2.A3" office:value-type="string">
            <text:p text:style-name="P149">Query Cover<text:span text:style-name="T157">age</text:span> </text:p>
          </table:table-cell>
          <table:table-cell table:style-name="Table2.A3" office:value-type="string">
            <text:p text:style-name="P155">Percentage Identity</text:p>
          </table:table-cell>
          <table:table-cell table:style-name="Table2.A3" office:value-type="string">
            <text:p text:style-name="P149">E Value</text:p>
          </table:table-cell>
          <table:table-cell table:style-name="Table2.A3" office:value-type="string">
            <text:p text:style-name="P145">Sequence ID</text:p>
          </table:table-cell>
          <table:table-cell table:style-name="Table2.L3" office:value-type="string">
            <text:p text:style-name="P145">Description</text:p>
          </table:table-cell>
        </table:table-row>
        <table:table-row table:style-name="Table2.4">
          <table:table-cell table:style-name="Table2.A6" table:number-rows-spanned="3" office:value-type="string">
            <text:p text:style-name="P38">seq</text:p>
          </table:table-cell>
          <table:table-cell table:style-name="Table2.B4" table:number-rows-spanned="3" office:value-type="string">
            <text:p text:style-name="P38">nr</text:p>
          </table:table-cell>
          <table:table-cell table:style-name="Table2.C4"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57">D17461.1</text:p>
          </table:table-cell>
          <table:table-cell table:style-name="Table2.L4" office:value-type="string">
            <text:p text:style-name="P61"><text:span text:style-name="T161">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Table"><text:span text:style-name="T96">Table </text:span><text:span text:style-name="T97">1.3</text:span><text:span text:style-name="T96">:</text:span><text:span text:style-name="T41">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00">Analysis of these results</text:span></text:span><text:span text:style-name="Emphasis"><text:span text:style-name="T15"><text:line-break/></text:span></text:span><text:span text:style-name="Emphasis"><text:span text:style-name="T71">It is evident that </text:span></text:span><text:span text:style-name="Emphasis"><text:span text:style-name="T115">homo sapiens</text:span></text:span><text:span text:style-name="Emphasis"><text:span text:style-name="T71">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15">mus musculus</text:span></text:span><text:span text:style-name="Emphasis"><text:span text:style-name="T71"> </text:span></text:span><text:span text:style-name="Emphasis"><text:span text:style-name="T72">which has a very high chance of hindering it’s function</text:span></text:span><text:span text:style-name="Emphasis"><text:span text:style-name="T71">.<text:line-break/></text:span></text:span><text:span text:style-name="Emphasis"><text:span text:style-name="T4"><text:line-break/></text:span></text:span></text:p>
      <text:p text:style-name="P211"><text:span text:style-name="Emphasis"><text:span text:style-name="T126">Xenopus tropicalis: </text:span></text:span><text:span text:style-name="Emphasis"><text:span text:style-name="T127">western clawed frog </text:span></text:span><text:span text:style-name="Emphasis"><text:span text:style-name="T129">(has the functional gene)<text:line-break/></text:span></text:span><text:span text:style-name="Emphasis"><text:span text:style-name="T105">Xenopus tropicalis background with GULO</text:span></text:span><text:span text:style-name="Emphasis"><text:span text:style-name="T129"><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5">Parameters</text:p>
          </table:table-cell>
          <table:covered-table-cell/>
          <table:covered-table-cell/>
          <table:covered-table-cell/>
          <table:table-cell table:style-name="Table3.A2" table:number-rows-spanned="2" office:value-type="string">
            <text:p text:style-name="P147"/>
            <text:p text:style-name="P145"># Hits</text:p>
          </table:table-cell>
          <table:table-cell table:style-name="Table3.F2" table:number-columns-spanned="7" office:value-type="string">
            <text:p text:style-name="P145">Best Hit<text:span text:style-name="T156">(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5">Input</text:p>
          </table:table-cell>
          <table:table-cell table:style-name="Table3.A3" office:value-type="string">
            <text:p text:style-name="P145">Database</text:p>
          </table:table-cell>
          <table:table-cell table:style-name="Table3.A3" office:value-type="string">
            <text:p text:style-name="P145">Expect <text:soft-page-break/>Threshold</text:p>
          </table:table-cell>
          <table:table-cell table:style-name="Table3.A3" office:value-type="string">
            <text:p text:style-name="P145">Program <text:soft-page-break/>Selection</text:p>
          </table:table-cell>
          <table:covered-table-cell/>
          <table:table-cell table:style-name="Table3.A3" office:value-type="string">
            <text:p text:style-name="P151">Max <text:span text:style-name="T157">Bit </text:span><text:soft-page-break/>Score</text:p>
          </table:table-cell>
          <table:table-cell table:style-name="Table3.A3" office:value-type="string">
            <text:p text:style-name="P151">Total <text:span text:style-name="T157">Bit</text:span> <text:soft-page-break/>Score</text:p>
          </table:table-cell>
          <table:table-cell table:style-name="Table3.A3" office:value-type="string">
            <text:p text:style-name="P149">Query <text:soft-page-break/>Cover<text:span text:style-name="T157">age</text:span> </text:p>
          </table:table-cell>
          <table:table-cell table:style-name="Table3.A3" office:value-type="string">
            <text:p text:style-name="P153"><text:span text:style-name="T166">Percentage </text:span><text:soft-page-break/>Identity</text:p>
          </table:table-cell>
          <table:table-cell table:style-name="Table3.A3" office:value-type="string">
            <text:p text:style-name="P149">E Value</text:p>
          </table:table-cell>
          <table:table-cell table:style-name="Table3.A3" office:value-type="string">
            <text:p text:style-name="P145">Sequence <text:soft-page-break/>ID</text:p>
          </table:table-cell>
          <table:table-cell table:style-name="Table3.L3" office:value-type="string">
            <text:p text:style-name="P145">Description</text:p>
          </table:table-cell>
        </table:table-row>
        <table:table-row table:style-name="Table3.1">
          <table:table-cell table:style-name="Table3.A4" office:value-type="string">
            <text:p text:style-name="P69">seq</text:p>
          </table:table-cell>
          <table:table-cell table:style-name="Table3.K4" office:value-type="string">
            <text:p text:style-name="P69">nr</text:p>
          </table:table-cell>
          <table:table-cell table:style-name="Table3.C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seq</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152">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2">XM_031903103.1</text:p>
          </table:table-cell>
          <table:table-cell table:style-name="Table3.L5" office:value-type="string">
            <text:p text:style-name="P35">PREDICTED: Xenopus tropicalis L-gulonolactone oxidase (LOC101733882), mRNA</text:p>
          </table:table-cell>
        </table:table-row>
      </table:table>
      <text:p text:style-name="P224"><text:span text:style-name="Emphasis"><text:span text:style-name="Emphasis"><text:span text:style-name="T47"><text:line-break/></text:span></text:span></text:span><text:span text:style-name="Emphasis"><text:span text:style-name="Emphasis"><text:span text:style-name="T45">In the nucleotide blast I found a </text:span></text:span></text:span><text:span text:style-name="Emphasis"><text:span text:style-name="T45">v</text:span></text:span><text:span text:style-name="Emphasis"><text:span text:style-name="T62">ery strong </text:span></text:span><text:span text:style-name="Emphasis"><text:span text:style-name="Emphasis"><text:span text:style-name="T45">hit with this species’ GULO gene. </text:span></text:span></text:span><text:span text:style-name="Emphasis"><text:span text:style-name="Emphasis"><text:span text:style-name="T62">T</text:span></text:span></text:span><text:span text:style-name="Emphasis"><text:span text:style-name="Emphasis"><text:span text:style-name="T45">his hit had an extremely high bit score and </text:span></text:span></text:span><text:span text:style-name="Emphasis"><text:span text:style-name="Emphasis"><text:span text:style-name="T63">query coverag</text:span></text:span></text:span><text:span text:style-name="Emphasis"><text:span text:style-name="T63">e suggesting this gene has little mutations </text:span></text:span><text:span text:style-name="Emphasis"><text:span text:style-name="T65">a</text:span></text:span><text:span text:style-name="Emphasis"><text:span text:style-name="T65">nd so it is likely the function of this gene is still preser</text:span></text:span><text:span text:style-name="Emphasis"><text:span text:style-name="T65">ved.</text:span></text:span><text:span text:style-name="Emphasis"><text:span text:style-name="Emphasis"><text:span text:style-name="T45"><text:line-break/></text:span></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51">Max <text:span text:style-name="T157">Bit </text:span>Score</text:p>
          </table:table-cell>
          <table:table-cell table:style-name="Table7.A3" office:value-type="string">
            <text:p text:style-name="P151">Total <text:span text:style-name="T157">Bit</text:span> Score</text:p>
          </table:table-cell>
          <table:table-cell table:style-name="Table7.A3" office:value-type="string">
            <text:p text:style-name="P149">Query Cover<text:span text:style-name="T157">age</text:span> </text:p>
          </table:table-cell>
          <table:table-cell table:style-name="Table7.A3" office:value-type="string">
            <text:p text:style-name="P156">Percentage Identity</text:p>
          </table:table-cell>
          <table:table-cell table:style-name="Table7.A3" office:value-type="string">
            <text:p text:style-name="P149">E Value</text:p>
          </table:table-cell>
          <table:table-cell table:style-name="Table7.A3" office:value-type="string">
            <text:p text:style-name="P145">Sequence ID</text:p>
          </table:table-cell>
          <table:table-cell table:style-name="Table7.M3" office:value-type="string">
            <text:p text:style-name="P145">Description</text:p>
          </table:table-cell>
        </table:table-row>
        <table:table-row table:style-name="Table7.4">
          <table:table-cell table:style-name="Table7.A4" office:value-type="string">
            <text:p text:style-name="P45">NP_848862.1</text:p>
          </table:table-cell>
          <table:table-cell table:style-name="Table7.B4" office:value-type="string">
            <text:p text:style-name="P52">nr</text:p>
          </table:table-cell>
          <table:table-cell table:style-name="Table7.C4" office:value-type="string">
            <text:p text:style-name="P52">0.05</text:p>
          </table:table-cell>
          <table:table-cell table:style-name="Table7.D4" office:value-type="string">
            <text:p text:style-name="P52">BLOSUM62</text:p>
          </table:table-cell>
          <table:table-cell table:style-name="Table7.E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99">0</text:p>
          </table:table-cell>
          <table:table-cell table:style-name="Table7.L4" office:value-type="string">
            <text:p text:style-name="P22"><text:span text:style-name="T141">XP_031758963.1</text:span></text:p>
          </table:table-cell>
          <table:table-cell table:style-name="Table7.M4" office:value-type="string">
            <text:p text:style-name="P18">L-gulonolactone oxidase </text:p>
          </table:table-cell>
        </table:table-row>
      </table:table>
      <text:p text:style-name="P212"><text:span text:style-name="Emphasis"><text:span text:style-name="T47"><text:line-break/>In the protein blast I found a</text:span></text:span><text:span text:style-name="Emphasis"><text:span text:style-name="T66">n extremely good sequence match with 100% </text:span></text:span><text:span text:style-name="Emphasis"><text:span text:style-name="T67">query</text:span></text:span><text:span text:style-name="Emphasis"><text:span text:style-name="T66"> coverage </text:span></text:span><text:span text:style-name="Emphasis"><text:span text:style-name="T68">on this species’ GULO protein</text:span></text:span><text:span text:style-name="Emphasis"><text:span text:style-name="T66">. Given this it is safe to assume this GULO gene has been preserved in this species </text:span></text:span><text:span text:style-name="Emphasis"><text:span text:style-name="T69">as it implies there are very mutations between this species’ GULO gene and that of the </text:span></text:span><text:span text:style-name="Emphasis"><text:span text:style-name="T113">mus musculus</text:span></text:span><text:span text:style-name="Emphasis"><text:span text:style-name="T69">.</text:span></text:span><text:span text:style-name="Emphasis"><text:span text:style-name="T4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51">Max <text:span text:style-name="T157">Bit </text:span>Score</text:p>
          </table:table-cell>
          <table:table-cell table:style-name="Table11.A3" office:value-type="string">
            <text:p text:style-name="P151">Total <text:span text:style-name="T157">Bit</text:span> Score</text:p>
          </table:table-cell>
          <table:table-cell table:style-name="Table11.A3" office:value-type="string">
            <text:p text:style-name="P149">Query Cover<text:span text:style-name="T157">age</text:span> </text:p>
          </table:table-cell>
          <table:table-cell table:style-name="Table11.A3" office:value-type="string">
            <text:p text:style-name="P157">Percentage Identity</text:p>
          </table:table-cell>
          <table:table-cell table:style-name="Table11.A3" office:value-type="string">
            <text:p text:style-name="P149">E Value</text:p>
          </table:table-cell>
          <table:table-cell table:style-name="Table11.A3" office:value-type="string">
            <text:p text:style-name="P145">Sequence ID</text:p>
          </table:table-cell>
          <table:table-cell table:style-name="Table11.L3" office:value-type="string">
            <text:p text:style-name="P145">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3">XM_031903103.1</text:p>
          </table:table-cell>
          <table:table-cell table:style-name="Table11.L4" office:value-type="string">
            <text:p text:style-name="P83">PREDICTED: Xenopus tropicalis L-gulonolactone oxidase (LOC101733882<text:span text:style-name="T153">), mRNA</text:span></text:p>
          </table:table-cell>
        </table:table-row>
      </table:table>
      <text:p text:style-name="P217"><text:span text:style-name="Emphasis"><text:span text:style-name="T48"><text:line-break/></text:span></text:span><text:span text:style-name="Emphasis"><text:span text:style-name="T49">In the protein-nucleotide blast I found an </text:span></text:span><text:span text:style-name="Emphasis"><text:span text:style-name="T67">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100">Analysis of these results</text:span></text:span><text:span text:style-name="Emphasis"><text:span text:style-name="T15"><text:line-break/></text:span></text:span><text:span text:style-name="Emphasis"><text:span text:style-name="T71">It is evident that </text:span></text:span><text:span text:style-name="Emphasis"><text:span text:style-name="T114">xenopus tropicalis</text:span></text:span><text:span text:style-name="Emphasis"><text:span text:style-name="T71"> possess</text:span></text:span><text:span text:style-name="Emphasis"><text:span text:style-name="T74">es</text:span></text:span><text:span text:style-name="Emphasis"><text:span text:style-name="T71"> this GULO gene </text:span></text:span><text:span text:style-name="Emphasis"><text:span text:style-name="T74">based on the hits, and based on the strength of these and the fact we found 100% query coverage suggests this GULO protein is still functional in this species.</text:span></text:span><text:span text:style-name="Emphasis"><text:span text:style-name="T71"><text:line-break/><text:line-break/></text:span></text:span></text:p>
      <text:p text:style-name="P6"><text:span text:style-name="Emphasis"><text:span text:style-name="T126">Elephas maximus: </text:span></text:span><text:span text:style-name="Emphasis"><text:span text:style-name="T130">asian elephant </text:span></text:span><text:span text:style-name="Emphasis"><text:span text:style-name="T129">(does not have the functional gene)<text:line-break/></text:span></text:span><text:span text:style-name="Emphasis"><text:span text:style-name="T106">Elephas maximus background with GULO</text:span></text:span><text:span text:style-name="Emphasis"><text:span text:style-name="T129"><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158">(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2">Max <text:span text:style-name="T157">Bit </text:span>Score</text:p>
          </table:table-cell>
          <table:table-cell table:style-name="Table4.A3" office:value-type="string">
            <text:p text:style-name="P152">Total <text:span text:style-name="T157">Bit</text:span> Score</text:p>
          </table:table-cell>
          <table:table-cell table:style-name="Table4.A3" office:value-type="string">
            <text:p text:style-name="P150">Query Cover<text:span text:style-name="T157">age</text:span> </text:p>
          </table:table-cell>
          <table:table-cell table:style-name="Table4.A3" office:value-type="string">
            <text:p text:style-name="P158">Percentage Identity</text:p>
          </table:table-cell>
          <table:table-cell table:style-name="Table4.A3" office:value-type="string">
            <text:p text:style-name="P150">E Value</text:p>
          </table:table-cell>
          <table:table-cell table:style-name="Table4.A3" office:value-type="string">
            <text:p text:style-name="P146">Sequence ID</text:p>
          </table:table-cell>
          <table:table-cell table:style-name="Table4.L3" office:value-type="string">
            <text:p text:style-name="P146">Description</text:p>
          </table:table-cell>
        </table:table-row>
        <text:soft-page-break/>
        <table:table-row table:style-name="Table4.1">
          <table:table-cell table:style-name="Table4.A4" office:value-type="string">
            <text:p text:style-name="P68">seq</text:p>
          </table:table-cell>
          <table:table-cell table:style-name="Table4.K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seq</text:p>
          </table:table-cell>
          <table:table-cell table:style-name="Table4.K5" office:value-type="string">
            <text:p text:style-name="P39">nr</text:p>
          </table:table-cell>
          <table:table-cell table:style-name="Table4.C5" office:value-type="string">
            <text:p text:style-name="P63">10</text:p>
          </table:table-cell>
          <table:table-cell table:style-name="Table4.D5" office:value-type="string">
            <text:p text:style-name="P199"><text:span text:style-name="T146">Somewhat</text:span><text:span text:style-name="T147"> 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3">JX941470.1</text:p>
          </table:table-cell>
          <table:table-cell table:style-name="Table4.L5" office:value-type="string">
            <text:p text:style-name="P63">Elephas maximus borneensis microsatellite Em_0925</text:p>
          </table:table-cell>
        </table:table-row>
      </table:table>
      <text:p text:style-name="P33"><text:span text:style-name="Emphasis"><text:span text:style-name="T45"><text:line-break/>In the nucleotide blast I </text:span></text:span><text:span text:style-name="Emphasis"><text:span text:style-name="T50">only found a hit after setting the expectation threshold to 10, resulting in 3 hits of </text:span></text:span><text:span text:style-name="Emphasis"><text:span text:style-name="T51">seemingly </text:span></text:span><text:span text:style-name="Emphasis"><text:span text:style-name="T50">unrelated genes to the GULO </text:span></text:span><text:span text:style-name="Emphasis"><text:span text:style-name="T51">given the highest scored a </text:span></text:span><text:span text:style-name="Emphasis"><text:span text:style-name="T52">29</text:span></text:span><text:span text:style-name="Emphasis"><text:span text:style-name="T51"> bit score</text:span></text:span><text:span text:style-name="Emphasis"><text:span text:style-name="T50">.</text:span></text:span><text:span text:style-name="Emphasis"><text:span text:style-name="T45"><text:line-break/><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51">Max <text:span text:style-name="T157">Bit </text:span>Score</text:p>
          </table:table-cell>
          <table:table-cell table:style-name="Table8.A3" office:value-type="string">
            <text:p text:style-name="P151">Total <text:span text:style-name="T157">Bit</text:span> Score</text:p>
          </table:table-cell>
          <table:table-cell table:style-name="Table8.A3" office:value-type="string">
            <text:p text:style-name="P149">Query Cover<text:span text:style-name="T157">age</text:span> </text:p>
          </table:table-cell>
          <table:table-cell table:style-name="Table8.A3" office:value-type="string">
            <text:p text:style-name="P159">Percentage Identity</text:p>
          </table:table-cell>
          <table:table-cell table:style-name="Table8.A3" office:value-type="string">
            <text:p text:style-name="P149">E Value</text:p>
          </table:table-cell>
          <table:table-cell table:style-name="Table8.A3" office:value-type="string">
            <text:p text:style-name="P145">Sequence ID</text:p>
          </table:table-cell>
          <table:table-cell table:style-name="Table8.M3" office:value-type="string">
            <text:p text:style-name="P145">Description</text:p>
          </table:table-cell>
        </table:table-row>
        <table:table-row table:style-name="Table8.4">
          <table:table-cell table:style-name="Table8.A4" office:value-type="string">
            <text:p text:style-name="P46">NP_848862.1</text:p>
          </table:table-cell>
          <table:table-cell table:style-name="Table8.B4" office:value-type="string">
            <text:p text:style-name="P53">nr</text:p>
          </table:table-cell>
          <table:table-cell table:style-name="Table8.C4" office:value-type="string">
            <text:p text:style-name="P133">0.05</text:p>
          </table:table-cell>
          <table:table-cell table:style-name="Table8.D4" office:value-type="string">
            <text:p text:style-name="P53">BLOSUM62</text:p>
          </table:table-cell>
          <table:table-cell table:style-name="Table8.E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75">-</text:p>
          </table:table-cell>
          <table:table-cell table:style-name="Table8.L4" office:value-type="string">
            <text:p text:style-name="P23"><text:span text:style-name="T141">-</text:span></text:p>
          </table:table-cell>
          <table:table-cell table:style-name="Table8.M4" office:value-type="string">
            <text:p text:style-name="P19">-</text:p>
          </table:table-cell>
        </table:table-row>
        <table:table-row table:style-name="Table8.5">
          <table:table-cell table:style-name="Table8.A5" office:value-type="string">
            <text:p text:style-name="P77">NP_848862.1</text:p>
          </table:table-cell>
          <table:table-cell table:style-name="Table8.B5" office:value-type="string">
            <text:p text:style-name="P77">nr</text:p>
          </table:table-cell>
          <table:table-cell table:style-name="Table8.C5" office:value-type="string">
            <text:p text:style-name="P77">10</text:p>
          </table:table-cell>
          <table:table-cell table:style-name="Table8.D5" office:value-type="string">
            <text:p text:style-name="P77">BLOSUM62</text:p>
          </table:table-cell>
          <table:table-cell table:style-name="Table8.E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24">AAG17885.1</text:p>
          </table:table-cell>
          <table:table-cell table:style-name="Table8.M5" office:value-type="string">
            <text:p text:style-name="P213">NADH dehydrogenase subunit 5, partial (mitochondrion)</text:p>
          </table:table-cell>
        </table:table-row>
      </table:table>
      <text:p text:style-name="P214"><text:span text:style-name="Emphasis"><text:span text:style-name="T47"/></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51">Max <text:span text:style-name="T157">Bit </text:span>Score</text:p>
          </table:table-cell>
          <table:table-cell table:style-name="Table12.A3" office:value-type="string">
            <text:p text:style-name="P151">Total <text:span text:style-name="T157">Bit</text:span> Score</text:p>
          </table:table-cell>
          <table:table-cell table:style-name="Table12.A3" office:value-type="string">
            <text:p text:style-name="P149">Query Cover<text:span text:style-name="T157">age</text:span> </text:p>
          </table:table-cell>
          <table:table-cell table:style-name="Table12.A3" office:value-type="string">
            <text:p text:style-name="P160">Percentage Identity</text:p>
          </table:table-cell>
          <table:table-cell table:style-name="Table12.A3" office:value-type="string">
            <text:p text:style-name="P149">E Value</text:p>
          </table:table-cell>
          <table:table-cell table:style-name="Table12.A3" office:value-type="string">
            <text:p text:style-name="P145">Sequence ID</text:p>
          </table:table-cell>
          <table:table-cell table:style-name="Table12.L3" office:value-type="string">
            <text:p text:style-name="P145">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59">-</text:p>
          </table:table-cell>
          <table:table-cell table:style-name="Table12.J4" office:value-type="string">
            <text:p text:style-name="P49">-</text:p>
          </table:table-cell>
          <table:table-cell table:style-name="Table12.K4" office:value-type="string">
            <text:p text:style-name="P84">-</text:p>
          </table:table-cell>
          <table:table-cell table:style-name="Table12.L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6">GU557845.1</text:p>
          </table:table-cell>
          <table:table-cell table:style-name="Table12.L5" office:value-type="string">
            <text:p text:style-name="P86">Elephas maximus voucher Ema-2 clone 316 locys B256 genomic sequence</text:p>
          </table:table-cell>
        </table:table-row>
      </table:table>
      <text:p text:style-name="P217"><text:span text:style-name="Emphasis"><text:span text:style-name="T47"><text:line-break/>In the protein-nucle</text:span></text:span><text:span text:style-name="Emphasis"><text:span text:style-name="T53">otide blast I only found a hit after increasing the threshold to 10.<text:line-break/></text:span></text:span><text:span text:style-name="Emphasis"><text:span text:style-name="T4"><text:line-break/></text:span></text:span><text:span text:style-name="Emphasis"><text:span text:style-name="T100">Analysis of these results</text:span></text:span><text:span text:style-name="Emphasis"><text:span text:style-name="T15"><text:line-break/></text:span></text:span><text:span text:style-name="Emphasis"><text:span text:style-name="T71">It is evident that </text:span></text:span><text:span text:style-name="Emphasis"><text:span text:style-name="T116">elephas maximus </text:span></text:span><text:span text:style-name="Emphasis"><text:span text:style-name="T75">does not</text:span></text:span><text:span text:style-name="Emphasis"><text:span text:style-name="T71"> possess this GULO gene </text:span></text:span><text:span text:style-name="Emphasis"><text:span text:style-name="T75">given we had no </text:span></text:span><text:span text:style-name="Emphasis"><text:span text:style-name="T76">hits with any significant similarity. </text:span></text:span><text:span text:style-name="Emphasis"><text:span text:style-name="T77">This is surprising as I would have at the least expected some GULO pseudogene preserved from when this gene was mutated and lost </text:span></text:span><text:span text:style-name="Emphasis"><text:span text:style-name="T78">in this species</text:span></text:span><text:span text:style-name="Emphasis"><text:span text:style-name="T77">.</text:span></text:span><text:span text:style-name="Emphasis"><text:span text:style-name="T71"><text:line-break/><text:line-break/></text:span></text:span></text:p>
      <text:p text:style-name="P6"><text:span text:style-name="Emphasis"><text:span text:style-name="T126">Cavia porcellus: </text:span></text:span><text:span text:style-name="Emphasis"><text:span text:style-name="T131">guinea pig </text:span></text:span><text:span text:style-name="Emphasis"><text:span text:style-name="T132">(does not have the functional gene)<text:line-break/></text:span></text:span><text:span text:style-name="Emphasis"><text:span text:style-name="T107">I expect very significant sequence matches for this species purely based on its </text:span></text:span><text:span text:style-name="Emphasis"><text:span text:style-name="T108">close</text:span></text:span><text:span text:style-name="Emphasis"><text:span text:style-name="T107"> homology with </text:span></text:span><text:span text:style-name="Emphasis"><text:span text:style-name="T122">mus musculus</text:span></text:span><text:span text:style-name="Emphasis"><text:span text:style-name="T107"> </text:span></text:span><text:span text:style-name="Emphasis"><text:span text:style-name="T110">as </text:span></text:span><text:span text:style-name="Emphasis"><text:span text:style-name="T108">they are both part of the </text:span></text:span><text:span text:style-name="Emphasis"><text:span text:style-name="T121">rodentia</text:span></text:span><text:span text:style-name="Emphasis"><text:span text:style-name="T108"> tax</text:span></text:span><text:span text:style-name="Emphasis"><text:span text:style-name="T109">on</text:span></text:span><text:span text:style-name="Emphasis"><text:span text:style-name="T108">. </text:span></text:span><text:span text:style-name="Emphasis"><text:span text:style-name="T111">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3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text:soft-page-break/># Hits</text:p>
          </table:table-cell>
          <table:table-cell table:style-name="Table5.F2" table:number-columns-spanned="7" office:value-type="string">
            <text:p text:style-name="P188">Best Hit<text:span text:style-name="T158">(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2">Max <text:span text:style-name="T157">Bit </text:span>Score</text:p>
          </table:table-cell>
          <table:table-cell table:style-name="Table5.A3" office:value-type="string">
            <text:p text:style-name="P152">Total <text:span text:style-name="T157">Bit</text:span> Score</text:p>
          </table:table-cell>
          <table:table-cell table:style-name="Table5.A3" office:value-type="string">
            <text:p text:style-name="P150">Query Cover<text:span text:style-name="T157">age</text:span> </text:p>
          </table:table-cell>
          <table:table-cell table:style-name="Table5.A3" office:value-type="string">
            <text:p text:style-name="P161">Percentage Identity</text:p>
          </table:table-cell>
          <table:table-cell table:style-name="Table5.A3" office:value-type="string">
            <text:p text:style-name="P150">E Value</text:p>
          </table:table-cell>
          <table:table-cell table:style-name="Table5.A3" office:value-type="string">
            <text:p text:style-name="P146">Sequence ID</text:p>
          </table:table-cell>
          <table:table-cell table:style-name="Table5.L3" office:value-type="string">
            <text:p text:style-name="P146">Description</text:p>
          </table:table-cell>
        </table:table-row>
        <table:table-row table:style-name="Table5.1">
          <table:table-cell table:style-name="Table5.A4" table:number-rows-spanned="2" office:value-type="string">
            <text:p text:style-name="P39">seq</text:p>
          </table:table-cell>
          <table:table-cell table:style-name="Table5.B4" table:number-rows-spanned="2" office:value-type="string">
            <text:p text:style-name="P39">nr</text:p>
          </table:table-cell>
          <table:table-cell table:style-name="Table5.C4" table:number-rows-spanned="2" office:value-type="string">
            <text:p text:style-name="P39">0.05</text:p>
          </table:table-cell>
          <table:table-cell table:style-name="Table5.D4" table:number-rows-spanned="2" office:value-type="string">
            <text:p text:style-name="P39">High similarity</text:p>
          </table:table-cell>
          <table:table-cell table:style-name="Table5.E4"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39">85.28%</text:p>
          </table:table-cell>
          <table:table-cell table:style-name="Table5.J4" office:value-type="string">
            <text:p text:style-name="P114">0</text:p>
          </table:table-cell>
          <table:table-cell table:style-name="Table5.K4" office:value-type="string">
            <text:p text:style-name="P64">XM_013143314.2</text:p>
          </table:table-cell>
          <table:table-cell table:style-name="Table5.L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39">91.08%</text:p>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gulono-gamma-lactone oxidase gene homologue, exon 2, 3, 4, 5, 7, 8, 9 corresponding parts</text:p>
          </table:table-cell>
        </table:table-row>
      </table:table>
      <text:p text:style-name="P32"><text:span text:style-name="Emphasis"><text:span text:style-name="T45">In the nucleotide blast I found a </text:span></text:span><text:span text:style-name="Emphasis"><text:span text:style-name="T55">powerful </text:span></text:span><text:span text:style-name="Emphasis"><text:span text:style-name="T45">hit with this species’ GULO gene, this hit had an extremely high bit score </text:span></text:span><text:span text:style-name="Emphasis"><text:span text:style-name="T55">with no gaps suggesting this could still be functional...</text:span></text:span></text:p>
      <text:p text:style-name="P32"><text:span text:style-name="Emphasis"><text:span text:style-name="T4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51">Max <text:span text:style-name="T157">Bit </text:span>Score</text:p>
          </table:table-cell>
          <table:table-cell table:style-name="Table9.A3" office:value-type="string">
            <text:p text:style-name="P151">Total <text:span text:style-name="T157">Bit</text:span> Score</text:p>
          </table:table-cell>
          <table:table-cell table:style-name="Table9.A3" office:value-type="string">
            <text:p text:style-name="P149">Query Cover<text:span text:style-name="T157">age</text:span> </text:p>
          </table:table-cell>
          <table:table-cell table:style-name="Table9.A3" office:value-type="string">
            <text:p text:style-name="P161">Percentage Identity</text:p>
          </table:table-cell>
          <table:table-cell table:style-name="Table9.A3" office:value-type="string">
            <text:p text:style-name="P149">E Value</text:p>
          </table:table-cell>
          <table:table-cell table:style-name="Table9.A3" office:value-type="string">
            <text:p text:style-name="P145">Sequence ID</text:p>
          </table:table-cell>
          <table:table-cell table:style-name="Table9.M3" office:value-type="string">
            <text:p text:style-name="P145">Description</text:p>
          </table:table-cell>
        </table:table-row>
        <table:table-row table:style-name="Table9.4">
          <table:table-cell table:style-name="Table9.A4" office:value-type="string">
            <text:p text:style-name="P47">NP_848862.1</text:p>
          </table:table-cell>
          <table:table-cell table:style-name="Table9.B4" office:value-type="string">
            <text:p text:style-name="P54">nr</text:p>
          </table:table-cell>
          <table:table-cell table:style-name="Table9.C4" office:value-type="string">
            <text:p text:style-name="P78">0.05</text:p>
          </table:table-cell>
          <table:table-cell table:style-name="Table9.D4" office:value-type="string">
            <text:p text:style-name="P54">BLOSUM62</text:p>
          </table:table-cell>
          <table:table-cell table:style-name="Table9.E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38">65.65%</text:p>
          </table:table-cell>
          <table:table-cell table:style-name="Table9.K4" office:value-type="string">
            <text:p text:style-name="P101">0</text:p>
          </table:table-cell>
          <table:table-cell table:style-name="Table9.L4" office:value-type="string">
            <text:p text:style-name="P25"><text:span text:style-name="T141">XP_012998</text:span><text:span text:style-name="T142">7</text:span><text:span text:style-name="T141">68.1</text:span></text:p>
          </table:table-cell>
          <table:table-cell table:style-name="Table9.M4" office:value-type="string">
            <text:p text:style-name="P29">LOW QUALITY PROTEIN: L-gulonolactone oxidase-like</text:p>
          </table:table-cell>
        </table:table-row>
      </table:table>
      <text:p text:style-name="P215"><text:span text:style-name="Emphasis"><text:span text:style-name="T47">In the protein blast I found a </text:span></text:span><text:span text:style-name="Emphasis"><text:span text:style-name="T55">powerful hit on a low quality GULO protein</text:span></text:span><text:span text:style-name="Emphasis"><text:span text:style-name="T4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51">Max <text:span text:style-name="T157">Bit </text:span>Score</text:p>
          </table:table-cell>
          <table:table-cell table:style-name="Table13.A3" office:value-type="string">
            <text:p text:style-name="P151">Total <text:span text:style-name="T157">Bit</text:span> Score</text:p>
          </table:table-cell>
          <table:table-cell table:style-name="Table13.A3" office:value-type="string">
            <text:p text:style-name="P149">Query Cover<text:span text:style-name="T157">age</text:span> </text:p>
          </table:table-cell>
          <table:table-cell table:style-name="Table13.A3" office:value-type="string">
            <text:p text:style-name="P162">Percentage Identity</text:p>
          </table:table-cell>
          <table:table-cell table:style-name="Table13.A3" office:value-type="string">
            <text:p text:style-name="P149">E Value</text:p>
          </table:table-cell>
          <table:table-cell table:style-name="Table13.A3" office:value-type="string">
            <text:p text:style-name="P145">Sequence ID</text:p>
          </table:table-cell>
          <table:table-cell table:style-name="Table13.L3" office:value-type="string">
            <text:p text:style-name="P145">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4"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35">62.6%</text:p>
          </table:table-cell>
          <table:table-cell table:style-name="Table13.J4" office:value-type="string">
            <text:p text:style-name="P116">0</text:p>
          </table:table-cell>
          <table:table-cell table:style-name="Table13.K4" office:value-type="string">
            <text:p text:style-name="P87">XM_013143314.2</text:p>
          </table:table-cell>
          <table:table-cell table:style-name="Table13.L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36">720</text:p>
          </table:table-cell>
          <table:table-cell table:style-name="Table13.H5" office:value-type="string">
            <text:p text:style-name="P200"><text:span text:style-name="T150">8</text:span><text:span text:style-name="T151">0</text:span><text:span text:style-name="T150">%</text:span></text:p>
          </table:table-cell>
          <table:table-cell table:style-name="Table13.I5" office:value-type="string">
            <text:p text:style-name="P137">84%</text:p>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215"><text:span text:style-name="Emphasis"><text:span text:style-name="T49">In the protein-nucleotide blast I found a </text:span></text:span><text:span text:style-name="Emphasis"><text:span text:style-name="T56">powerful hit on a GULO mRNA<text:line-break/></text:span></text:span><text:span text:style-name="Emphasis"><text:span text:style-name="T4"><text:line-break/></text:span></text:span><text:span text:style-name="Emphasis"><text:span text:style-name="T100">Analysis of these results</text:span></text:span><text:span text:style-name="Emphasis"><text:span text:style-name="T15"><text:line-break/></text:span></text:span><text:span text:style-name="Emphasis"><text:span text:style-name="T71">It is evident that </text:span></text:span><text:span text:style-name="Emphasis"><text:span text:style-name="T117">cavia porcellus</text:span></text:span><text:span text:style-name="Emphasis"><text:span text:style-name="T73"> do not</text:span></text:span><text:span text:style-name="Emphasis"><text:span text:style-name="T71"> possess this GULO gene. </text:span></text:span><text:span text:style-name="Emphasis"><text:span text:style-name="T79">Although we got some very strong hits </text:span></text:span><text:span text:style-name="Emphasis"><text:span text:style-name="T80">on a GULO sequence</text:span></text:span><text:span text:style-name="Emphasis"><text:span text:style-name="T79">, these hits were with a GULO “like” sequence </text:span></text:span><text:span text:style-name="Emphasis"><text:span text:style-name="T81">that is still present in cavia porcellus </text:span></text:span><text:span text:style-name="Emphasis"><text:span text:style-name="T79">as described in the profile for this gene on NCBI. </text:span></text:span><text:span text:style-name="Emphasis"><text:span text:style-name="T80">This is further reinforced by </text:span></text:span><text:span text:style-name="Emphasis"><text:span text:style-name="T81">the “LOW QUALITY PROTEIN” from blastn and</text:span></text:span><text:span text:style-name="Emphasis"><text:span text:style-name="T80"> some of </text:span></text:span><text:span text:style-name="Emphasis"><text:span text:style-name="T81">the query coverage percentages we found. For a gene to remain functional we expect 100% query coverage </text:span></text:span><text:span text:style-name="Emphasis"><text:span text:style-name="T82">as this suggests no mutations </text:span></text:span><text:span text:style-name="Emphasis"><text:span text:style-name="T83">from the original sequence.</text:span></text:span><text:span text:style-name="Emphasis"><text:span text:style-name="T71"><text:line-break/></text:span></text:span><text:line-break/><text:line-break/><text:span text:style-name="T125">Branchiostoma Ianceolatum: european lancelet (has the functional gene) </text:span><text:span text:style-name="T136">(inverterbrate)<text:line-break/></text:span><text:span text:style-name="T135">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158">(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2">Max <text:span text:style-name="T157">Bit </text:span>Score</text:p>
          </table:table-cell>
          <table:table-cell table:style-name="Table6.A3" office:value-type="string">
            <text:p text:style-name="P152">Total <text:span text:style-name="T157">Bit</text:span> Score</text:p>
          </table:table-cell>
          <table:table-cell table:style-name="Table6.A3" office:value-type="string">
            <text:p text:style-name="P150">Query Cover<text:span text:style-name="T157">age</text:span> </text:p>
          </table:table-cell>
          <table:table-cell table:style-name="Table6.A3" office:value-type="string">
            <text:p text:style-name="P163">Percentage Identity</text:p>
          </table:table-cell>
          <table:table-cell table:style-name="Table6.A3" office:value-type="string">
            <text:p text:style-name="P150">E Value</text:p>
          </table:table-cell>
          <table:table-cell table:style-name="Table6.A3" office:value-type="string">
            <text:p text:style-name="P146">Sequence ID</text:p>
          </table:table-cell>
          <table:table-cell table:style-name="Table6.L3" office:value-type="string">
            <text:p text:style-name="P146">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65"/>
          </table:table-cell>
          <table:table-cell table:style-name="Table6.J4" office:value-type="string">
            <text:p text:style-name="P39">-</text:p>
          </table:table-cell>
          <table:table-cell table:style-name="Table6.K4" office:value-type="string">
            <text:p text:style-name="P67">-</text:p>
          </table:table-cell>
          <table:table-cell table:style-name="Table6.L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40">90.48%</text:p>
          </table:table-cell>
          <table:table-cell table:style-name="Table6.J5" office:value-type="string">
            <text:p text:style-name="P121">0.98</text:p>
          </table:table-cell>
          <table:table-cell table:style-name="Table6.K5" office:value-type="string">
            <text:p text:style-name="P67">FM864151.1</text:p>
          </table:table-cell>
          <table:table-cell table:style-name="Table6.L5" office:value-type="string">
            <text:p text:style-name="P66">Branchiostoma lanceolatum partial GpHR gene for glycoprotein hormone receptor-related protein</text:p>
          </table:table-cell>
        </table:table-row>
      </table:table>
      <text:p text:style-name="P34"><text:span text:style-name="Emphasis"><text:span text:style-name="T45">In the nucleotide blast I found a hit with this species’ GULO gene, this hit had an extremely high bit score and</text:span></text:span><text:span text:style-name="Emphasis"><text:span text:style-name="T46"> thus it</text:span></text:span><text:span text:style-name="Emphasis"><text:span text:style-name="T45">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51">Max <text:span text:style-name="T157">Bit </text:span>Score</text:p>
          </table:table-cell>
          <table:table-cell table:style-name="Table10.A3" office:value-type="string">
            <text:p text:style-name="P151">Total <text:span text:style-name="T157">Bit</text:span> Score</text:p>
          </table:table-cell>
          <table:table-cell table:style-name="Table10.A3" office:value-type="string">
            <text:p text:style-name="P149">Query Cover<text:span text:style-name="T157">age</text:span> </text:p>
          </table:table-cell>
          <table:table-cell table:style-name="Table10.A3" office:value-type="string">
            <text:p text:style-name="P164">Percentage Identity</text:p>
          </table:table-cell>
          <table:table-cell table:style-name="Table10.A3" office:value-type="string">
            <text:p text:style-name="P149">E Value</text:p>
          </table:table-cell>
          <table:table-cell table:style-name="Table10.A3" office:value-type="string">
            <text:p text:style-name="P145">Sequence ID</text:p>
          </table:table-cell>
          <table:table-cell table:style-name="Table10.M3" office:value-type="string">
            <text:p text:style-name="P145">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41">32.65%</text:p>
          </table:table-cell>
          <table:table-cell table:style-name="Table10.K4" office:value-type="string">
            <text:p text:style-name="P102">1.3</text:p>
          </table:table-cell>
          <table:table-cell table:style-name="Table10.L4" office:value-type="string">
            <text:p text:style-name="P26"><text:span text:style-name="T141">O02466.1</text:span></text:p>
          </table:table-cell>
          <table:table-cell table:style-name="Table10.M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43">15.09%</text:p>
          </table:table-cell>
          <table:table-cell table:style-name="Table10.K5" office:value-type="string">
            <text:p text:style-name="P103">0.98</text:p>
          </table:table-cell>
          <table:table-cell table:style-name="Table10.L5" office:value-type="string">
            <text:p text:style-name="P28">AAM93476.1</text:p>
          </table:table-cell>
          <table:table-cell table:style-name="Table10.M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44">35%</text:p>
          </table:table-cell>
          <table:table-cell table:style-name="Table10.K6" office:value-type="string">
            <text:p text:style-name="P104">0.12</text:p>
          </table:table-cell>
          <table:table-cell table:style-name="Table10.L6" office:value-type="string">
            <text:p text:style-name="P27">NP_007545<text:span text:style-name="T160">0</text:span>.1</text:p>
          </table:table-cell>
          <table:table-cell table:style-name="Table10.M6" office:value-type="string">
            <text:p text:style-name="P31"><text:span text:style-name="T149">Cytochrome c oxidase</text:span><text:span text:style-name="T148"> subunit </text:span><text:span text:style-name="T149">II</text:span><text:span text:style-name="T148"> (mitochondrion) </text:span></text:p>
          </table:table-cell>
        </table:table-row>
      </table:table>
      <text:p text:style-name="P34"><text:span text:style-name="Emphasis"><text:span text:style-name="T45"/></text:span></text:p>
      <text:p text:style-name="P216"><text:span text:style-name="Emphasis"><text:span text:style-name="T45">I</text:span></text:span><text:span text:style-name="Emphasis"><text:span text:style-name="T47">n the protein blast I found another powerful hit on the GULO gene, with bit score 683.</text:span></text:span><text:span text:style-name="Emphasis"><text:span text:style-name="T4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51">Max <text:span text:style-name="T157">Bit </text:span>Score</text:p>
          </table:table-cell>
          <table:table-cell table:style-name="Table14.A3" office:value-type="string">
            <text:p text:style-name="P151">Total <text:span text:style-name="T157">Bit</text:span> Score</text:p>
          </table:table-cell>
          <table:table-cell table:style-name="Table14.A3" office:value-type="string">
            <text:p text:style-name="P149">Query Cover<text:span text:style-name="T157">age</text:span> </text:p>
          </table:table-cell>
          <table:table-cell table:style-name="Table14.A3" office:value-type="string">
            <text:p text:style-name="P165">Percentage Identity</text:p>
          </table:table-cell>
          <table:table-cell table:style-name="Table14.A3" office:value-type="string">
            <text:p text:style-name="P149">E Value</text:p>
          </table:table-cell>
          <table:table-cell table:style-name="Table14.A3" office:value-type="string">
            <text:p text:style-name="P145">Sequence ID</text:p>
          </table:table-cell>
          <table:table-cell table:style-name="Table14.L3" office:value-type="string">
            <text:p text:style-name="P145">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89">-</text:p>
          </table:table-cell>
          <table:table-cell table:style-name="Table14.L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42">32.76%</text:p>
          </table:table-cell>
          <table:table-cell table:style-name="Table14.J5" office:value-type="string">
            <text:p text:style-name="P123">0.95</text:p>
          </table:table-cell>
          <table:table-cell table:style-name="Table14.K5" office:value-type="string">
            <text:p text:style-name="P89">JQ942473.<text:span text:style-name="T168">1</text:span></text:p>
          </table:table-cell>
          <table:table-cell table:style-name="Table14.L5" office:value-type="string">
            <text:p text:style-name="P91">Branchiostoma lanceolatum GATA binding protein 1/2/3 mRNA, partial cds</text:p>
          </table:table-cell>
        </table:table-row>
      </table:table>
      <text:p text:style-name="P216"><text:span text:style-name="Emphasis"><text:span text:style-name="T48"><text:line-break/></text:span></text:span><text:span text:style-name="Emphasis"><text:span text:style-name="T49">In the protein-nucleotide blast I found another powerful hit on this species’ GULO gene.<text:line-break/><text:line-break/></text:span></text:span><text:span text:style-name="Emphasis"><text:span text:style-name="T101">Analysis of these results</text:span></text:span><text:span text:style-name="Emphasis"><text:span text:style-name="T70"><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33">Discussion (400 word limit) [</text:span><text:span text:style-name="Strong_20_Emphasis"><text:span text:style-name="T133">20 marks</text:span></text:span><text:span text:style-name="T133">]</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text:span><text:soft-page-break/><text:span text:style-name="T16">evolution<text:line-break/></text:span><text:span text:style-name="T17">Refer to novel ideas in papers that support your findings</text:span><text:span text:style-name="T2"><text:line-break/></text:span></text:p>
      <text:p text:style-name="Text_20_body"><text:span text:style-name="T134">References [</text:span><text:span text:style-name="Strong_20_Emphasis"><text:span text:style-name="T134">5 marks</text:span></text:span><text:span text:style-name="T134">]</text:span></text:p>
      <text:list xml:id="list1774380756" text:style-name="L1">
        <text:list-item>
          <text:p text:style-name="P12"><text:span text:style-name="T143">Yang H. Conserved or lost: molecular evolution of the key gene GULO in vertebrate vitamin C biosynthesis. </text:span><text:span text:style-name="T144">Biochem Genet</text:span><text:span text:style-name="T143">. 2013;51(5-6):413-425. doi:10.1007/s10528-013-9574-0</text:span></text:p>
        </text:list-item>
        <text:list-item>
          <text:p text:style-name="P13"><text:span text:style-name="T143">Inai Y, Ohta Y, Nishikimi M. The whole structure of the human nonfunctional L-gulono-gamma-lactone oxidase gene--the gene responsible for scurvy--and the evolution of repetitive sequences thereon. </text:span><text:span text:style-name="T144">J Nutr Sci Vitaminol (Tokyo)</text:span><text:span text:style-name="T143">. 2003;49(5):315-319. doi:10.3177/jnsv.49.315</text:span></text:p>
        </text:list-item>
        <text:list-item>
          <text:p text:style-name="P13"><text:span text:style-name="T143">Nishikimi M, Fukuyama R, Minoshima S, Shimizu N, Yagi K. Cloning and chromosomal mapping of the human nonfunctional gene for L-gulono-gamma-lactone oxidase, the enzyme for L-ascorbic acid biosynthesis missing in man. </text:span><text:span text:style-name="T144">J Biol Chem</text:span><text:span text:style-name="T143">. 1994;269(18):13685-13688.</text:span></text:p>
        </text:list-item>
        <text:list-item>
          <text:p text:style-name="P14"><text:span text:style-name="T143">Nishikimi M, Koshizaka T, Ozawa T, Yagi K. Occurrence in humans and guinea pigs of the gene related to their missing enzyme L-gulono-gamma-lactone oxidase. </text:span><text:span text:style-name="T162">Arch Biochem Biophys</text:span><text:span text:style-name="T143">. 1988;267(2):842-846. doi:10.1016/0003-9861(88)90093-8</text:span></text:p>
        </text:list-item>
        <text:list-item>
          <text:p text:style-name="P15"><text:span text:style-name="T143">Zhang ZD, Frankish A, Hunt T, Harrow J, Gerstein M. Identification and analysis of unitary pseudogenes: historic and contemporary gene losses in humans and other primates. </text:span><text:span text:style-name="T144">Genome Biol</text:span><text:span text:style-name="T143">. 2010;11(3):R26. doi:10.1186/gb-2010-11-3-r26</text:span></text:p>
        </text:list-item>
        <text:list-item>
          <text:p text:style-name="P11"><text:span text:style-name="T145">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4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text:soft-page-break/></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7:27:24.425067253</dc:date>
    <meta:editing-duration>P2DT3H4M22S</meta:editing-duration>
    <meta:editing-cycles>427</meta:editing-cycles>
    <meta:document-statistic meta:table-count="16" meta:image-count="1" meta:object-count="0" meta:page-count="9" meta:paragraph-count="673" meta:word-count="3315" meta:character-count="20420" meta:non-whitespace-character-count="17714"/>
  </office:meta>
</office:document-meta>
</file>